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5-11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5-08-2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5-04-2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5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4-11-14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4-08-2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4-04-24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4-02-2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3-11-08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3-04-1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3-03-06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2-12-0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2-08-3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2-05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2-02-10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1-11-1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1-04-28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0-05-0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20-03-1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9-12-09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9-09-1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9-05-0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8-05-0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7-05-17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7-03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6-11-08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6-08-0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6-05-0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6-02-2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5-12-0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5-08-17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5-05-0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5-02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4-11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4-05-0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4-02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3-12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3-05-02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3-02-1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2-11-0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2-02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1-11-10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1-06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0-12-1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0-08-3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0-05-1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10-02-22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9-11-19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9-08-10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9-05-07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8-11-1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8-08-05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8-04-30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8-02-15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7-09-1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7-05-18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7-03-19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6-10-2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5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0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7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6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5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4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2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0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8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4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3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0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7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9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240</text:p>
          </table:table-cell>
          <table:table-cell office:value-type="string" calcext:value-type="string">
            <text:p>25S/18E-09CC</text:p>
          </table:table-cell>
          <table:table-cell office:value-type="string" calcext:value-type="string">
            <text:p>1968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